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RsavP27n4wnR5ik2BjSo8J1PMt90Ij08qpI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1:16:58.788166031</meta:creation-date>
    <dc:date>2021-10-19T12:34:12.546620739</dc:date>
    <meta:editing-duration>PT5H27M50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